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686cm" fo:margin-left="0.011cm" fo:margin-right="0.303cm" table:align="margins" style:writing-mode="lr-tb"/>
    </style:style>
    <style:style style:name="Таблица2.A" style:family="table-column">
      <style:table-column-properties style:column-width="7.479cm" style:rel-column-width="4240*"/>
    </style:style>
    <style:style style:name="Таблица2.B" style:family="table-column">
      <style:table-column-properties style:column-width="4.604cm" style:rel-column-width="2610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457cm" style:keep-together="true" fo:keep-together="auto"/>
    </style:style>
    <style:style style:name="Таблица2.3" style:family="table-row">
      <style:table-row-properties style:min-row-height="0.235cm" style:keep-together="true" fo:keep-together="auto"/>
    </style:style>
    <style:style style:name="Таблица2.4" style:family="table-row">
      <style:table-row-properties style:min-row-height="0.614cm" style:keep-together="true" fo:keep-together="auto"/>
    </style:style>
    <style:style style:name="Таблица2.5" style:family="table-row">
      <style:table-row-properties style:min-row-height="0.605cm" style:keep-together="true" fo:keep-together="auto"/>
    </style:style>
    <style:style style:name="Таблица2.6" style:family="table-row">
      <style:table-row-properties style:min-row-height="0.628cm" style:keep-together="true" fo:keep-together="auto"/>
    </style:style>
    <style:style style:name="Таблица2.7" style:family="table-row">
      <style:table-row-properties style:min-row-height="0.619cm" style:keep-together="true" fo:keep-together="auto"/>
    </style:style>
    <style:style style:name="Таблица2.9" style:family="table-row">
      <style:table-row-properties style:min-row-height="0.623cm" style:keep-together="true" fo:keep-together="auto"/>
    </style:style>
    <style:style style:name="Таблица2.10" style:family="table-row">
      <style:table-row-properties style:min-row-height="0.617cm" style:keep-together="true" fo:keep-together="auto"/>
    </style:style>
    <style:style style:name="Таблица2.11" style:family="table-row">
      <style:table-row-properties style:min-row-height="0.601cm" style:keep-together="true" fo:keep-together="auto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name-complex="Times New Roman" style:font-size-complex="10pt"/>
    </style:style>
    <style:style style:name="P14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.004cm" fo:margin-right="0.004cm" fo:text-align="start" style:justify-single-word="false" fo:text-indent="0.811cm" style:auto-text-indent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833cm" fo:margin-right="0.004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.815cm" fo:margin-right="0.004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797cm" fo:margin-right="0.004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19" style:family="paragraph" style:parent-style-name="Text_20_body">
      <style:text-properties fo:font-size="10pt" style:font-size-asian="10pt" style:font-size-complex="10pt"/>
    </style:style>
    <style:style style:name="P20" style:family="paragraph" style:parent-style-name="Text_20_body">
      <style:paragraph-properties fo:line-height="100%"/>
      <style:text-properties style:text-underline-style="none" fo:font-weight="normal" style:font-weight-asian="normal" style:font-weight-complex="normal"/>
    </style:style>
    <style:style style:name="P21" style:family="paragraph" style:parent-style-name="Без_20_интервала">
      <style:text-properties fo:font-size="10pt" style:font-size-asian="10pt" style:font-size-complex="10pt"/>
    </style:style>
    <style:style style:name="P22" style:family="paragraph" style:parent-style-name="Без_20_интервала">
      <style:text-properties fo:font-size="10pt" fo:language="ru" fo:country="RU" style:font-size-asian="10pt" style:font-size-complex="10pt"/>
    </style:style>
    <style:style style:name="P23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4" style:family="paragraph" style:parent-style-name="ConsPlusNonformat">
      <style:paragraph-properties fo:orphans="2" fo:widows="2"/>
      <style:text-properties style:font-name="Times New Roman" fo:font-size="10pt" style:font-size-asian="10pt" style:font-size-complex="10pt"/>
    </style:style>
    <style:style style:name="P25" style:family="paragraph" style:parent-style-name="ConsPlusNonformat">
      <style:paragraph-properties fo:orphans="2" fo:widows="2"/>
      <style:text-properties style:font-name="Times New Roman" fo:font-size="10pt" style:font-size-asian="10pt" style:font-name-complex="Times New Roman" style:font-size-complex="10pt"/>
    </style:style>
    <style:style style:name="P26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27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31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fo:font-size="11pt" style:font-size-asian="11pt" style:font-size-complex="1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area form:name="StudyViewprotocol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Лызова И.Е."/>
            <form:item form:label="Зубкова Т.М."/>
            <form:item form:label="Вологжанина Н.А."/>
          </form:combobox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7" svg:width="1.706cm" svg:height="0.5cm" svg:x="2.039cm" svg:y="4.794cm" draw:control="control1"/>
      <draw:control text:anchor-type="page" text:anchor-page-number="1" draw:z-index="2" draw:style-name="gr1" draw:text-style-name="P27" svg:width="4.493cm" svg:height="0.5cm" svg:x="2.039cm" svg:y="5.793cm" draw:control="control2"/>
      <draw:control text:anchor-type="page" text:anchor-page-number="1" draw:z-index="3" draw:style-name="gr1" draw:text-style-name="P27" svg:width="1.502cm" svg:height="0.5cm" svg:x="11.61cm" svg:y="5.733cm" draw:control="control3"/>
      <draw:control text:anchor-type="page" text:anchor-page-number="1" draw:z-index="4" draw:style-name="gr2" draw:text-style-name="P27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23" text:outline-level="1"/>
      <text:h text:style-name="P23" text:outline-level="1">ПРОТОКОЛ</text:h>
      <text:p text:style-name="P10">УЛЬТРАЗВУКОВОЙ <text:s/>ДОППЛЕРОГРАФИИ <text:s/>БРАХИОЦЕФАЛЬНЫХ СОСУДОВ, <text:s/></text:p>
      <text:p text:style-name="P5"><text:span text:style-name="T2">ТРАНСКРАНИАЛЬНОЙ ДОППЛЕРОГРАФИИ</text:span></text:p>
      <text:p text:style-name="P5"><draw:control text:anchor-type="paragraph" draw:z-index="5" draw:style-name="gr3" draw:text-style-name="P28" svg:width="11.875cm" svg:height="0.421cm" svg:x="1.55cm" svg:y="0.282cm" draw:control="control5"/></text:p>
      <text:p text:style-name="P5"><draw:control text:anchor-type="paragraph" draw:z-index="6" draw:style-name="gr3" draw:text-style-name="P28" svg:width="2.664cm" svg:height="0.421cm" svg:x="3.085cm" svg:y="0.374cm" draw:control="control6"/></text:p>
      <text:p text:style-name="P2"><draw:control text:anchor-type="paragraph" draw:z-index="7" draw:style-name="gr3" draw:text-style-name="P28" svg:width="5.529cm" svg:height="0.421cm" svg:x="3.907cm" svg:y="0.466cm" draw:control="control7"/><draw:control text:anchor-type="paragraph" draw:z-index="8" draw:style-name="gr3" draw:text-style-name="P28" svg:width="2.421cm" svg:height="0.421cm" svg:x="10.987cm" svg:y="0.406cm" draw:control="control8"/></text:p>
      <text:p text:style-name="P2"/>
      <text:p text:style-name="Standard"/>
      <text:p text:style-name="P22"><text:span text:style-name="T3">Диагноз: </text:span><text:span text:style-name="T3"><draw:control text:anchor-type="as-char" svg:y="-0.259cm" draw:z-index="12" draw:style-name="gr6" draw:text-style-name="P31" svg:width="2.486cm" svg:height="0.35cm" draw:control="control12"/></text:span></text:p>
      <text:p text:style-name="P22"><text:span text:style-name="T3"/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Таблица2.1">
          <table:table-cell table:style-name="Таблица2.A1" office:value-type="string">
            <text:p text:style-name="P12">сосуд</text:p>
          </table:table-cell>
          <table:table-cell table:style-name="Таблица2.A1" office:value-type="string">
            <text:p text:style-name="P12">справа</text:p>
          </table:table-cell>
          <table:table-cell table:style-name="Таблица2.C1" office:value-type="string">
            <text:p text:style-name="P12">слева</text:p>
          </table:table-cell>
        </table:table-row>
        <table:table-row table:style-name="Таблица2.2">
          <table:table-cell table:style-name="Таблица2.A1" office:value-type="string">
            <text:p text:style-name="P11">Надблоковая артерия 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3">
          <table:table-cell table:style-name="Таблица2.A1" office:value-type="string">
            <text:p text:style-name="P15">- направление кровотока</text:p>
          </table:table-cell>
          <table:table-cell table:style-name="Таблица2.A1" office:value-type="string">
            <text:p text:style-name="P11"><text:bookmark-start text:name="НадблАртНапрКровотСп"/><draw:control text:anchor-type="as-char" svg:y="-0.259cm" draw:z-index="13" draw:style-name="gr6" draw:text-style-name="P31" svg:width="0.888cm" svg:height="0.35cm" draw:control="control13"/><text:bookmark-end text:name="НадблАртНапрКровотСп"/></text:p>
          </table:table-cell>
          <table:table-cell table:style-name="Таблица2.C1" office:value-type="string">
            <text:p text:style-name="P11"><text:bookmark-start text:name="НадблАртНапрКровотСл"/><draw:control text:anchor-type="as-char" svg:y="-0.259cm" draw:z-index="16" draw:style-name="gr6" draw:text-style-name="P31" svg:width="0.888cm" svg:height="0.35cm" draw:control="control16"/><text:bookmark-end text:name="НадблАртНапрКровотСл"/></text:p>
          </table:table-cell>
        </table:table-row>
        <table:table-row table:style-name="Таблица2.4">
          <table:table-cell table:style-name="Таблица2.A1" office:value-type="string">
            <text:p text:style-name="P15">- СПК (кГц)</text:p>
          </table:table-cell>
          <table:table-cell table:style-name="Таблица2.A1" office:value-type="string">
            <text:p text:style-name="P11"><text:bookmark-start text:name="НадблАртСпкСп"/><text:bookmark-start text:name="НадбоАртСпкСп"/><draw:control text:anchor-type="as-char" svg:y="-0.259cm" draw:z-index="14" draw:style-name="gr6" draw:text-style-name="P31" svg:width="0.888cm" svg:height="0.35cm" draw:control="control14"/><text:bookmark-end text:name="НадблАртСпкСп"/><text:bookmark-end text:name="НадбоАртСпкСп"/></text:p>
          </table:table-cell>
          <table:table-cell table:style-name="Таблица2.C1" office:value-type="string">
            <text:p text:style-name="P11"><text:bookmark-start text:name="НадблАртСпкСл"/><draw:control text:anchor-type="as-char" svg:y="-0.259cm" draw:z-index="15" draw:style-name="gr6" draw:text-style-name="P31" svg:width="0.888cm" svg:height="0.35cm" draw:control="control15"/><text:bookmark-end text:name="НадблАртСпкСл"/></text:p>
          </table:table-cell>
        </table:table-row>
        <table:table-row table:style-name="Таблица2.5">
          <table:table-cell table:style-name="Таблица2.A1" office:value-type="string">
            <text:p text:style-name="P11">Подключичн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6">
          <table:table-cell table:style-name="Таблица2.A1" office:value-type="string">
            <text:p text:style-name="P16">- тип кровотока</text:p>
          </table:table-cell>
          <table:table-cell table:style-name="Таблица2.A1" office:value-type="string">
            <text:p text:style-name="P11"><text:bookmark-start text:name="ПодклАртТипКровотСп"/><draw:control text:anchor-type="as-char" svg:y="-0.259cm" draw:z-index="18" draw:style-name="gr6" draw:text-style-name="P31" svg:width="0.888cm" svg:height="0.35cm" draw:control="control18"/><text:bookmark-end text:name="ПодклАртТипКровотСп"/></text:p>
          </table:table-cell>
          <table:table-cell table:style-name="Таблица2.C1" office:value-type="string">
            <text:p text:style-name="P11"><text:bookmark-start text:name="ПодклАртТипКровотСл"/><draw:control text:anchor-type="as-char" svg:y="-0.259cm" draw:z-index="17" draw:style-name="gr6" draw:text-style-name="P31" svg:width="0.888cm" svg:height="0.35cm" draw:control="control17"/><text:bookmark-end text:name="ПодклАртТипКровотСл"/></text:p>
          </table:table-cell>
        </table:table-row>
        <table:table-row table:style-name="Таблица2.7">
          <table:table-cell table:style-name="Таблица2.A1" office:value-type="string">
            <text:p text:style-name="P16">- СПК (кГц)</text:p>
          </table:table-cell>
          <table:table-cell table:style-name="Таблица2.A1" office:value-type="string">
            <text:p text:style-name="P11"><text:bookmark-start text:name="ПодклАртСпкСп"/><draw:control text:anchor-type="as-char" svg:y="-0.259cm" draw:z-index="19" draw:style-name="gr6" draw:text-style-name="P31" svg:width="0.888cm" svg:height="0.35cm" draw:control="control19"/><text:bookmark-end text:name="ПодклАртСпкСп"/></text:p>
          </table:table-cell>
          <table:table-cell table:style-name="Таблица2.C1" office:value-type="string">
            <text:p text:style-name="P11"><text:bookmark-start text:name="ПодклАртСпкСл"/><draw:control text:anchor-type="as-char" svg:y="-0.259cm" draw:z-index="20" draw:style-name="gr6" draw:text-style-name="P31" svg:width="0.888cm" svg:height="0.35cm" draw:control="control20"/><text:bookmark-end text:name="ПодклАртСпкСл"/></text:p>
          </table:table-cell>
        </table:table-row>
        <table:table-row table:style-name="Таблица2.4">
          <table:table-cell table:style-name="Таблица2.A1" office:value-type="string">
            <text:p text:style-name="P11">Общая сонн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9">
          <table:table-cell table:style-name="Таблица2.A1" office:value-type="string">
            <text:p text:style-name="P17">- СПК (кГц)</text:p>
          </table:table-cell>
          <table:table-cell table:style-name="Таблица2.A1" office:value-type="string">
            <text:p text:style-name="P11"><text:bookmark-start text:name="ОбщСонАртСпкСп"/><draw:control text:anchor-type="as-char" svg:y="-0.259cm" draw:z-index="21" draw:style-name="gr6" draw:text-style-name="P31" svg:width="0.888cm" svg:height="0.35cm" draw:control="control21"/><text:bookmark-end text:name="ОбщСонАртСпкСп"/></text:p>
          </table:table-cell>
          <table:table-cell table:style-name="Таблица2.C1" office:value-type="string">
            <text:p text:style-name="P11"><text:bookmark-start text:name="ОбщСонАртСпкСл"/><draw:control text:anchor-type="as-char" svg:y="-0.259cm" draw:z-index="22" draw:style-name="gr6" draw:text-style-name="P31" svg:width="0.888cm" svg:height="0.35cm" draw:control="control22"/><text:bookmark-end text:name="ОбщСонАртСпкСл"/></text:p>
          </table:table-cell>
        </table:table-row>
        <table:table-row table:style-name="Таблица2.10">
          <table:table-cell table:style-name="Таблица2.A1" office:value-type="string">
            <text:p text:style-name="P11">Внутренняя сонн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11">
          <table:table-cell table:style-name="Таблица2.A1" office:value-type="string">
            <text:p text:style-name="P16">- СПК (см/сек)</text:p>
          </table:table-cell>
          <table:table-cell table:style-name="Таблица2.A1" office:value-type="string">
            <text:p text:style-name="P11"><text:bookmark-start text:name="ВнутСонАртСпкСп"/><draw:control text:anchor-type="as-char" svg:y="-0.259cm" draw:z-index="23" draw:style-name="gr6" draw:text-style-name="P31" svg:width="0.888cm" svg:height="0.35cm" draw:control="control23"/><text:bookmark-end text:name="ВнутСонАртСпкСп"/></text:p>
          </table:table-cell>
          <table:table-cell table:style-name="Таблица2.C1" office:value-type="string">
            <text:p text:style-name="P11"><text:bookmark-start text:name="ВнутСонАртСпкСл"/><draw:control text:anchor-type="as-char" svg:y="-0.259cm" draw:z-index="24" draw:style-name="gr6" draw:text-style-name="P31" svg:width="0.888cm" svg:height="0.35cm" draw:control="control24"/><text:bookmark-end text:name="ВнутСонАртСпкСл"/></text:p>
          </table:table-cell>
        </table:table-row>
        <table:table-row table:style-name="Таблица2.11">
          <table:table-cell table:style-name="Таблица2.A1" office:value-type="string">
            <text:p text:style-name="P11">Глазничн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11">
          <table:table-cell table:style-name="Таблица2.A1" office:value-type="string">
            <text:p text:style-name="P17">- направление кровотока</text:p>
          </table:table-cell>
          <table:table-cell table:style-name="Таблица2.A1" office:value-type="string">
            <text:p text:style-name="P11"><text:bookmark-start text:name="ГлазАртНапрКровотСп"/><draw:control text:anchor-type="as-char" svg:y="-0.259cm" draw:z-index="25" draw:style-name="gr6" draw:text-style-name="P31" svg:width="0.888cm" svg:height="0.35cm" draw:control="control25"/><text:bookmark-end text:name="ГлазАртНапрКровотСп"/></text:p>
          </table:table-cell>
          <table:table-cell table:style-name="Таблица2.C1" office:value-type="string">
            <text:p text:style-name="P11"><text:bookmark-start text:name="ГлазАртНапрКровотСл"/><draw:control text:anchor-type="as-char" svg:y="-0.259cm" draw:z-index="26" draw:style-name="gr6" draw:text-style-name="P31" svg:width="0.888cm" svg:height="0.35cm" draw:control="control26"/><text:bookmark-end text:name="ГлазАртНапрКровотСл"/></text:p>
          </table:table-cell>
        </table:table-row>
        <table:table-row table:style-name="Таблица2.11">
          <table:table-cell table:style-name="Таблица2.A1" office:value-type="string">
            <text:p text:style-name="P17">- СПК (см/сек)</text:p>
          </table:table-cell>
          <table:table-cell table:style-name="Таблица2.A1" office:value-type="string">
            <text:p text:style-name="P11"><text:bookmark-start text:name="ГлазАртСпкСп"/><draw:control text:anchor-type="as-char" svg:y="-0.259cm" draw:z-index="28" draw:style-name="gr6" draw:text-style-name="P31" svg:width="0.888cm" svg:height="0.35cm" draw:control="control28"/><text:bookmark-end text:name="ГлазАртСпкСп"/></text:p>
          </table:table-cell>
          <table:table-cell table:style-name="Таблица2.C1" office:value-type="string">
            <text:p text:style-name="P11"><text:bookmark-start text:name="ГлазАртСпкСл"/><draw:control text:anchor-type="as-char" svg:y="-0.259cm" draw:z-index="27" draw:style-name="gr6" draw:text-style-name="P31" svg:width="0.888cm" svg:height="0.35cm" draw:control="control27"/><text:bookmark-end text:name="ГлазАртСпкСл"/></text:p>
          </table:table-cell>
        </table:table-row>
        <table:table-row table:style-name="Таблица2.11">
          <table:table-cell table:style-name="Таблица2.A1" office:value-type="string">
            <text:p text:style-name="P11">Сифон ВСА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11">
          <table:table-cell table:style-name="Таблица2.A1" office:value-type="string">
            <text:p text:style-name="P17">- СПК (см/сек)</text:p>
          </table:table-cell>
          <table:table-cell table:style-name="Таблица2.A1" office:value-type="string">
            <text:p text:style-name="P11"><text:bookmark-start text:name="СифонВСАСпкСп"/><draw:control text:anchor-type="as-char" svg:y="-0.259cm" draw:z-index="29" draw:style-name="gr6" draw:text-style-name="P31" svg:width="0.888cm" svg:height="0.35cm" draw:control="control29"/><text:bookmark-end text:name="СифонВСАСпкСп"/></text:p>
          </table:table-cell>
          <table:table-cell table:style-name="Таблица2.C1" office:value-type="string">
            <text:p text:style-name="P11"><text:bookmark-start text:name="СифонВСАСпкСл"/><draw:control text:anchor-type="as-char" svg:y="-0.259cm" draw:z-index="30" draw:style-name="gr6" draw:text-style-name="P31" svg:width="0.888cm" svg:height="0.35cm" draw:control="control30"/><text:bookmark-end text:name="СифонВСАСпкСл"/></text:p>
          </table:table-cell>
        </table:table-row>
        <table:table-row table:style-name="Таблица2.11">
          <table:table-cell table:style-name="Таблица2.A1" office:value-type="string">
            <text:p text:style-name="P11">Среднемозгов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11">
          <table:table-cell table:style-name="Таблица2.A1" office:value-type="string">
            <text:p text:style-name="P17">- СПК (см/сек)</text:p>
          </table:table-cell>
          <table:table-cell table:style-name="Таблица2.A1" office:value-type="string">
            <text:p text:style-name="P11"><text:bookmark-start text:name="СреднмозгАртСпкСп"/><draw:control text:anchor-type="as-char" svg:y="-0.259cm" draw:z-index="31" draw:style-name="gr6" draw:text-style-name="P31" svg:width="0.888cm" svg:height="0.35cm" draw:control="control31"/><text:bookmark-end text:name="СреднмозгАртСпкСп"/></text:p>
          </table:table-cell>
          <table:table-cell table:style-name="Таблица2.C1" office:value-type="string">
            <text:p text:style-name="P11"><text:bookmark-start text:name="СреднмозгАртСпкСл"/><draw:control text:anchor-type="as-char" svg:y="-0.259cm" draw:z-index="32" draw:style-name="gr6" draw:text-style-name="P31" svg:width="0.888cm" svg:height="0.35cm" draw:control="control32"/><text:bookmark-end text:name="СреднмозгАртСпкСл"/></text:p>
          </table:table-cell>
        </table:table-row>
        <table:table-row table:style-name="Таблица2.11">
          <table:table-cell table:style-name="Таблица2.A1" office:value-type="string">
            <text:p text:style-name="P17">- пульсационный индекс</text:p>
          </table:table-cell>
          <table:table-cell table:style-name="Таблица2.A1" office:value-type="string">
            <text:p text:style-name="P11"><text:bookmark-start text:name="СредмозгАртПулсиндСп"/><draw:control text:anchor-type="as-char" svg:y="-0.259cm" draw:z-index="33" draw:style-name="gr6" draw:text-style-name="P31" svg:width="0.888cm" svg:height="0.35cm" draw:control="control33"/><text:bookmark-end text:name="СредмозгАртПулсиндСп"/></text:p>
          </table:table-cell>
          <table:table-cell table:style-name="Таблица2.C1" office:value-type="string">
            <text:p text:style-name="P11"><text:bookmark-start text:name="СредмозгАртПулсиндСл"/><draw:control text:anchor-type="as-char" svg:y="-0.259cm" draw:z-index="34" draw:style-name="gr6" draw:text-style-name="P31" svg:width="0.888cm" svg:height="0.35cm" draw:control="control34"/><text:bookmark-end text:name="СредмозгАртПулсиндСл"/></text:p>
          </table:table-cell>
        </table:table-row>
        <table:table-row table:style-name="Таблица2.11">
          <table:table-cell table:style-name="Таблица2.A1" office:value-type="string">
            <text:p text:style-name="P11">Переднемозгов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11">
          <table:table-cell table:style-name="Таблица2.A1" office:value-type="string">
            <text:p text:style-name="P17">- СПК (см/сек)</text:p>
          </table:table-cell>
          <table:table-cell table:style-name="Таблица2.A1" office:value-type="string">
            <text:p text:style-name="P11"><text:bookmark-start text:name="ПередмозАртСпкСп"/><draw:control text:anchor-type="as-char" svg:y="-0.259cm" draw:z-index="35" draw:style-name="gr6" draw:text-style-name="P31" svg:width="0.888cm" svg:height="0.35cm" draw:control="control35"/><text:bookmark-end text:name="ПередмозАртСпкСп"/></text:p>
          </table:table-cell>
          <table:table-cell table:style-name="Таблица2.C1" office:value-type="string">
            <text:p text:style-name="P11"><text:bookmark-start text:name="ПередмозгАртСпкСл"/><draw:control text:anchor-type="as-char" svg:y="-0.259cm" draw:z-index="36" draw:style-name="gr6" draw:text-style-name="P31" svg:width="0.888cm" svg:height="0.35cm" draw:control="control36"/><text:bookmark-end text:name="ПередмозгАртСпкСл"/></text:p>
          </table:table-cell>
        </table:table-row>
        <table:table-row table:style-name="Таблица2.11">
          <table:table-cell table:style-name="Таблица2.A1" office:value-type="string">
            <text:p text:style-name="P17">- пульсационный индекс</text:p>
          </table:table-cell>
          <table:table-cell table:style-name="Таблица2.A1" office:value-type="string">
            <text:p text:style-name="P11"><text:bookmark-start text:name="ПередмозАртПулсиндСп"/><draw:control text:anchor-type="as-char" svg:y="-0.259cm" draw:z-index="37" draw:style-name="gr6" draw:text-style-name="P31" svg:width="0.888cm" svg:height="0.35cm" draw:control="control37"/><text:bookmark-end text:name="ПередмозАртПулсиндСп"/></text:p>
          </table:table-cell>
          <table:table-cell table:style-name="Таблица2.C1" office:value-type="string">
            <text:p text:style-name="P11"><text:bookmark-start text:name="ПередмозАртПулсиндСл"/><draw:control text:anchor-type="as-char" svg:y="-0.259cm" draw:z-index="38" draw:style-name="gr6" draw:text-style-name="P31" svg:width="0.888cm" svg:height="0.35cm" draw:control="control38"/><text:bookmark-end text:name="ПередмозАртПулсиндСл"/></text:p>
          </table:table-cell>
        </table:table-row>
        <table:table-row table:style-name="Таблица2.11">
          <table:table-cell table:style-name="Таблица2.A1" office:value-type="string">
            <text:p text:style-name="P11">Заднемозгов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11">
          <table:table-cell table:style-name="Таблица2.A1" office:value-type="string">
            <text:p text:style-name="P17">- СПК (см/сек)</text:p>
          </table:table-cell>
          <table:table-cell table:style-name="Таблица2.A1" office:value-type="string">
            <text:p text:style-name="P11"><text:bookmark-start text:name="ЗаднмозгАртСпкСп"/><draw:control text:anchor-type="as-char" svg:y="-0.259cm" draw:z-index="39" draw:style-name="gr6" draw:text-style-name="P31" svg:width="0.888cm" svg:height="0.35cm" draw:control="control39"/><text:bookmark-end text:name="ЗаднмозгАртСпкСп"/></text:p>
          </table:table-cell>
          <table:table-cell table:style-name="Таблица2.C1" office:value-type="string">
            <text:p text:style-name="P11"><text:bookmark-start text:name="ЗаднмозгАртСпкСл"/><draw:control text:anchor-type="as-char" svg:y="-0.259cm" draw:z-index="40" draw:style-name="gr6" draw:text-style-name="P31" svg:width="0.888cm" svg:height="0.35cm" draw:control="control40"/><text:bookmark-end text:name="ЗаднмозгАртСпкСл"/></text:p>
          </table:table-cell>
        </table:table-row>
        <table:table-row table:style-name="Таблица2.11">
          <table:table-cell table:style-name="Таблица2.A1" office:value-type="string">
            <text:p text:style-name="P17">- пульсационный индекс</text:p>
          </table:table-cell>
          <table:table-cell table:style-name="Таблица2.A1" office:value-type="string">
            <text:p text:style-name="P11"><text:bookmark-start text:name="ЗаднАртПулсиндСп"/><draw:control text:anchor-type="as-char" svg:y="-0.259cm" draw:z-index="41" draw:style-name="gr6" draw:text-style-name="P31" svg:width="0.888cm" svg:height="0.35cm" draw:control="control41"/><text:bookmark-end text:name="ЗаднАртПулсиндСп"/></text:p>
          </table:table-cell>
          <table:table-cell table:style-name="Таблица2.C1" office:value-type="string">
            <text:p text:style-name="P11"><text:bookmark-start text:name="ЗаднАртПулсиндСл"/><draw:control text:anchor-type="as-char" svg:y="-0.259cm" draw:z-index="42" draw:style-name="gr6" draw:text-style-name="P31" svg:width="0.888cm" svg:height="0.35cm" draw:control="control42"/><text:bookmark-end text:name="ЗаднАртПулсиндСл"/></text:p>
          </table:table-cell>
        </table:table-row>
        <table:table-row table:style-name="Таблица2.11">
          <table:table-cell table:style-name="Таблица2.A1" office:value-type="string">
            <text:p text:style-name="P11">Позвоночн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11">
          <table:table-cell table:style-name="Таблица2.A1" office:value-type="string">
            <text:p text:style-name="P18">- СПК (см/сек)</text:p>
          </table:table-cell>
          <table:table-cell table:style-name="Таблица2.A1" office:value-type="string">
            <text:p text:style-name="P11"><text:bookmark-start text:name="ПозвонАртСпкСп"/><draw:control text:anchor-type="as-char" svg:y="-0.259cm" draw:z-index="43" draw:style-name="gr6" draw:text-style-name="P31" svg:width="0.888cm" svg:height="0.35cm" draw:control="control43"/><text:bookmark-end text:name="ПозвонАртСпкСп"/></text:p>
          </table:table-cell>
          <table:table-cell table:style-name="Таблица2.C1" office:value-type="string">
            <text:p text:style-name="P11"><text:bookmark-start text:name="ПозвонАртСпкСл"/><draw:control text:anchor-type="as-char" svg:y="-0.259cm" draw:z-index="44" draw:style-name="gr6" draw:text-style-name="P31" svg:width="0.888cm" svg:height="0.35cm" draw:control="control44"/><text:bookmark-end text:name="ПозвонАртСпкСл"/></text:p>
          </table:table-cell>
        </table:table-row>
        <table:table-row table:style-name="Таблица2.11">
          <table:table-cell table:style-name="Таблица2.A1" office:value-type="string">
            <text:p text:style-name="P11">Основная артерия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</table:table-row>
        <table:table-row table:style-name="Таблица2.11">
          <table:table-cell table:style-name="Таблица2.A1" office:value-type="string">
            <text:p text:style-name="P17">- СПК (см/сек)</text:p>
          </table:table-cell>
          <table:table-cell table:style-name="Таблица2.A1" office:value-type="string">
            <text:p text:style-name="P11"><text:bookmark-start text:name="ОсновАртСпкСп"/><draw:control text:anchor-type="as-char" svg:y="-0.259cm" draw:z-index="45" draw:style-name="gr6" draw:text-style-name="P31" svg:width="0.888cm" svg:height="0.35cm" draw:control="control45"/><text:bookmark-end text:name="ОсновАртСпкСп"/></text:p>
          </table:table-cell>
          <table:table-cell table:style-name="Таблица2.C1" office:value-type="string">
            <text:p text:style-name="P11"><text:bookmark-start text:name="ОсновАртСпкСл"/><draw:control text:anchor-type="as-char" svg:y="-0.259cm" draw:z-index="46" draw:style-name="gr6" draw:text-style-name="P31" svg:width="0.888cm" svg:height="0.35cm" draw:control="control46"/><text:bookmark-end text:name="ОсновАртСпкСл"/></text:p>
          </table:table-cell>
        </table:table-row>
      </table:table>
      <text:p text:style-name="P4"><text:span text:style-name="T3"/></text:p>
      <text:p text:style-name="P4">ЭХО – сигнал от глазных вен: <text:bookmark-start text:name="ЭхоСигОтГлазВен"/><draw:control text:anchor-type="as-char" svg:y="-0.259cm" draw:z-index="48" draw:style-name="gr6" draw:text-style-name="P31" svg:width="0.888cm" svg:height="0.35cm" draw:control="control48"/><text:bookmark-end text:name="ЭхоСигОтГлазВен"/></text:p>
      <text:p text:style-name="P4"><text:span text:style-name="T3">ЭХО – сигнал от вен позвоночных сплетений: </text:span><text:span text:style-name="T8"><draw:control text:anchor-type="as-char" svg:y="-0.259cm" draw:z-index="47" draw:style-name="gr6" draw:text-style-name="P31" svg:width="0.888cm" svg:height="0.35cm" draw:control="control47"/></text:span></text:p>
      <text:p text:style-name="P8"><text:bookmark-start text:name="Коментарии"/><text:bookmark-end text:name="Коментарии"/><text:span text:style-name="T5"/></text:p>
      <text:p text:style-name="P20"><draw:control text:anchor-type="paragraph" draw:z-index="10" draw:style-name="gr3" draw:text-style-name="P30" svg:width="14.941cm" svg:height="0.38cm" svg:x="2.044cm" svg:y="0.002cm" draw:control="control10"/>Заключение: </text:p>
      <text:p text:style-name="P6"><draw:control text:anchor-type="paragraph" draw:z-index="9" draw:style-name="gr4" draw:text-style-name="P29" svg:width="0.003cm" svg:height="0.003cm" svg:x="0cm" svg:y="0cm" draw:control="control9"/></text:p>
      <text:p text:style-name="P6">Врач: <draw:control text:anchor-type="as-char" draw:z-index="11" draw:style-name="gr5" draw:text-style-name="P29" svg:width="4.67cm" svg:height="0.421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8:05:25.07</dc:date>
    <dc:creator>Дмитрий Деренок</dc:creator>
    <meta:editing-duration>PT15H40M37S</meta:editing-duration>
    <meta:editing-cycles>43</meta:editing-cycles>
    <meta:generator>OpenOffice.org/3.2$Win32 OpenOffice.org_project/320m12$Build-9483</meta:generator>
    <meta:document-statistic meta:table-count="2" meta:image-count="1" meta:object-count="0" meta:page-count="1" meta:paragraph-count="77" meta:word-count="124" meta:character-count="919"/>
  </office:meta>
</office:document-meta>
</file>